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1.016cm" fo:margin-right="0cm" fo:margin-top="0.423cm" fo:margin-bottom="0.212cm" fo:text-indent="-1.016cm" style:auto-text-indent="false" fo:keep-with-next="always">
        <style:tab-stops/>
      </style:paragraph-properties>
    </style:style>
    <style:style style:name="P2" style:family="paragraph" style:parent-style-name="Standard">
      <style:paragraph-properties fo:margin-top="0cm" fo:margin-bottom="0.212cm"/>
      <style:text-properties style:letter-kerning="false"/>
    </style:style>
    <style:style style:name="P3" style:family="paragraph" style:parent-style-name="Standard">
      <style:paragraph-properties fo:margin-top="0cm" fo:margin-bottom="0.212cm"/>
      <style:text-properties style:font-name="Arial" style:letter-kerning="false" style:font-name-asian="Arial" style:font-name-complex="Arial"/>
    </style:style>
    <style:style style:name="P4" style:family="paragraph" style:parent-style-name="Text_20_body">
      <style:text-properties style:font-name="Arial" style:letter-kerning="false" style:font-name-asian="Arial" style:font-name-complex="Arial"/>
    </style:style>
    <style:style style:name="P5" style:family="paragraph" style:parent-style-name="Standard">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6" style:family="paragraph" style:parent-style-name="Standard">
      <style:text-properties fo:color="#ff3333"/>
    </style:style>
    <style:style style:name="P7" style:family="paragraph" style:parent-style-name="Standard" style:master-page-name="Standard">
      <style:paragraph-properties fo:margin-left="0.762cm" fo:margin-right="0cm" fo:margin-top="0.423cm" fo:margin-bottom="0.212cm" fo:text-indent="-0.762cm" style:auto-text-indent="false" style:page-number="auto" fo:keep-with-next="always">
        <style:tab-stops/>
      </style:paragraph-properties>
    </style:style>
    <style:style style:name="P8" style:family="paragraph" style:parent-style-name="Standard" style:list-style-name="L1">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9" style:family="paragraph" style:parent-style-name="Standard" style:list-style-name="L2">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0" style:family="paragraph" style:parent-style-name="Standard" style:list-style-name="L3">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1" style:family="paragraph" style:parent-style-name="Standard" style:list-style-name="L4">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2" style:family="paragraph" style:parent-style-name="Standard" style:list-style-name="L5">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3" style:family="paragraph" style:parent-style-name="Standard" style:list-style-name="L6">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4" style:family="paragraph" style:parent-style-name="Standard" style:list-style-name="L1">
      <style:paragraph-properties fo:margin-left="1.27cm" fo:margin-right="0cm" fo:margin-top="0cm" fo:margin-bottom="0.212cm" fo:text-indent="-0.635cm" style:auto-text-indent="false">
        <style:tab-stops/>
      </style:paragraph-properties>
    </style:style>
    <style:style style:name="P15" style:family="paragraph" style:parent-style-name="Standard" style:list-style-name="L5">
      <style:paragraph-properties fo:margin-left="0.635cm" fo:margin-right="0cm" fo:margin-top="0cm" fo:margin-bottom="0.212cm" fo:text-indent="0cm" style:auto-text-indent="false">
        <style:tab-stops/>
      </style:paragraph-properties>
      <style:text-properties style:font-name="Arial" style:letter-kerning="false" style:font-name-asian="Arial" style:font-name-complex="Arial"/>
    </style:style>
    <style:style style:name="P16" style:family="paragraph" style:parent-style-name="Heading_20_2">
      <style:text-properties style:font-name="Arial" style:letter-kerning="false" style:font-name-asian="Arial" style:font-name-complex="Arial"/>
    </style:style>
    <style:style style:name="P17" style:family="paragraph" style:parent-style-name="Text_20_body" style:list-style-name="L7">
      <style:text-properties style:font-name="Arial" style:letter-kerning="false" style:font-name-asian="Arial" style:font-name-complex="Arial"/>
    </style:style>
    <style:style style:name="T1" style:family="text">
      <style:text-properties fo:language="zxx" fo:country="none"/>
    </style:style>
    <style:style style:name="T2" style:family="text">
      <style:text-properties style:font-name="Arial" fo:font-size="16pt" fo:language="zxx" fo:country="none" fo:font-weight="bold" style:font-name-asian="Arial" style:font-size-asian="16pt" style:font-weight-asian="bold" style:font-name-complex="Arial" style:font-size-complex="16pt" style:font-weight-complex="bold"/>
    </style:style>
    <style:style style:name="T3" style:family="text">
      <style:text-properties style:font-name="Arial" fo:font-size="14pt" fo:font-style="italic" fo:font-weight="bold" style:letter-kerning="false" style:font-name-asian="Arial" style:font-size-asian="14pt" style:font-style-asian="italic" style:font-weight-asian="bold" style:font-name-complex="Arial" style:font-size-complex="14pt" style:font-style-complex="italic" style:font-weight-complex="bold"/>
    </style:style>
    <style:style style:name="T4" style:family="text">
      <style:text-properties style:font-name="Arial" style:letter-kerning="false" style:font-name-asian="Arial" style:font-name-complex="Arial"/>
    </style:style>
    <style:style style:name="T5" style:family="text">
      <style:text-properties style:font-name="Arial" fo:font-weight="bold" style:letter-kerning="false" style:font-name-asian="Arial" style:font-weight-asian="bold" style:font-name-complex="Arial" style:font-weight-complex="bold"/>
    </style:style>
    <style:style style:name="T6" style:family="text">
      <style:text-properties style:letter-kerning="false"/>
    </style:style>
    <style:style style:name="T7"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s/><text:tab/></text:span><text:span text:style-name="T2">Organon – Beschreibung</text:span></text:p>
      <text:p text:style-name="Standard">Extension für LibreOffice (LO) und OpenOffice (OO)</text:p>
      <text:p text:style-name="Standard">getestet für Win7 (LO 4.2.0.4 und OO 4.0.1) und Ubuntu 13.10 (LO 4.2.0.4), ungetestet für Mac </text:p>
      <text:p text:style-name="P6"/>
      <text:p text:style-name="P1"><text:span text:style-name="T6"><text:s/><text:tab/></text:span><text:span text:style-name="T3">Installation:</text:span></text:p>
      <text:p text:style-name="P3">Unter Extras/Extension Manager auf hinzufügen klicken und die organon.oxt Datei auswählen. Lizenzvertrag akzeptieren und Office schließen und neu starten.</text:p>
      <text:p text:style-name="P2"/>
      <text:p text:style-name="P2"><text:span text:style-name="T7">Hinweis</text:span>: Verzichten Sie auf die Benutzung von Bereichen. Da Organon die Texte mittels <text:s/>Bereichen organisiert, können Fehler durch das Hinzufügen weiterer Bereiche entstehen. Wenn Sie auf die Benutzung von Bereichen nicht verzichten wollen, dann müssen Sie darauf achten, dass sich vor und nach dem neu erzeugten Bereich eine Leerzeile befindet.</text:p>
      <text:p text:style-name="P2">Aus demselben Grund ist auch der Import von Dateien, die Links enthalten problematisch. Verlinkt wird nämlich wiederum in Bereichen.</text:p>
      <text:p text:style-name="P2"/>
      <text:p text:style-name="P1"><text:span text:style-name="T6"><text:s/><text:tab/></text:span><text:span text:style-name="T3">Bedienung</text:span></text:p>
      <text:list xml:id="list9013120679997364026" text:style-name="L1">
        <text:list-item>
          <text:p text:style-name="P8">unter dem Menüreiter Organon auf 'open/close' klicken. Evtl. wiederholen, sollte noch nichts zu sehen sein. Das Fenster, das erscheint, kann entweder frei auf dem Desktop herumschweben oder innerhalb von OO/LO angedockt werden.</text:p>
        </text:list-item>
        <text:list-item>
          <text:p text:style-name="P8">In OO gibt es unter Ansicht/Symbolleisten den Eintrag Organon. Damit kann man sich ein dockbares Fenster auf den Desktop holen. Fehlt in LO</text:p>
        </text:list-item>
        <text:list-item>
          <text:p text:style-name="P14"><text:span text:style-name="T4">beim ersten Starten </text:span><text:span text:style-name="T5">neues Projekt </text:span><text:span text:style-name="T4">erzeugen: ORGANON/Datei/Neues Projekt. </text:span></text:p>
        </text:list-item>
        <text:list-item>
          <text:p text:style-name="P14"><text:span text:style-name="T5">Projekt laden</text:span><text:span text:style-name="T4">: ORGANON/Datei/Projekt laden → Projektordner aussuchen. Im Projektordner ist eine Projektdatei: &lt;projektname&gt;.organon. Die auswählen und das Projekt wird geladen.</text:span></text:p>
        </text:list-item>
        <text:list-item>
          <text:p text:style-name="P8">Neue Dateien oder Ordner werden mit den Symbolen in der ORGANON-Menüleiste oder unter dem Reiter Datei erzeugt. Die neuen Einträge entstehen unter der ausgewählten Zeile und auf dem gleichen Einrücklevel. Bei ausgewählten Ordnern, die Inhalte besitzen, wird der neue Eintrag daher erst nach dem Inhalt der Ordner eingefügt.</text:p>
        </text:list-item>
        <text:list-item>
          <text:p text:style-name="P8">Mit Doppelklick auf den Dateinamen/Ordnernamen können diese bearbeitet werden. </text:p>
        </text:list-item>
      </text:list>
      <text:p text:style-name="P1"><text:soft-page-break/><text:span text:style-name="T6"><text:s/><text:tab/></text:span><text:span text:style-name="T3">Drag 'n' Drop</text:span></text:p>
      <text:list xml:id="list2669430445923048998" text:style-name="L2">
        <text:list-item>
          <text:p text:style-name="P9">einfach ziehen und loslassen und gucken, was passiert.</text:p>
        </text:list-item>
      </text:list>
      <text:p text:style-name="P1"><text:span text:style-name="T6"><text:s/><text:tab/></text:span><text:span text:style-name="T3">Speichern</text:span></text:p>
      <text:list xml:id="list1880755400683207902" text:style-name="L3">
        <text:list-item>
          <text:p text:style-name="P10">Das Programm speichert von allein. ES MUSS ALSO NIE GESPEICHERT WERDEN. Nach Textänderungen wird nach Wechsel der Ansicht oder beim Schließen automatisch gespeichert. Wenn OO oder LO beim Beenden fragen, ob gespeichert werden soll, kann man das getrost wegklicken. Frei nach Duchamp, der ja auch nie ne Schraube anzog, wenn er nicht musste – laut Paul Matisse. Aber naja ...</text:p>
        </text:list-item>
      </text:list>
      <text:p text:style-name="P1"><text:span text:style-name="T6"><text:s/><text:tab/></text:span><text:span text:style-name="T3">Tags</text:span></text:p>
      <text:list xml:id="list3831561451705563585" text:style-name="L4">
        <text:list-item>
          <text:p text:style-name="P11">es können Tags vergeben werden. Bis jetzt sinds nur farbige Punkte, Symbole folgen. Unter ORGANON/Optionen bei 'zeige Tag1' ein Häkchen setzen. Mit einem Doppelklick auf den Zwischenraum von Datei/Ordnersymbol und Text können die Tags gesetzt werden</text:p>
        </text:list-item>
      </text:list>
      <text:p text:style-name="P2"/>
      <text:p text:style-name="P1"><text:span text:style-name="T6"><text:s/><text:tab/></text:span><text:span text:style-name="T3">Sonstiges</text:span></text:p>
      <text:list xml:id="list1399776954572910406" text:style-name="L5">
        <text:list-item>
          <text:p text:style-name="P12">Ist was im Papierkorb, kann der Klick auf den durchgeixten Papierkorb den Eigentümer vom Schrott befreien. Die Dateien sind unwiederbringlich verloren. Aber Vorsicht war noch nie die Mother of Invention.</text:p>
        </text:list-item>
        <text:list-item>
          <text:p text:style-name="P12">Es sollte beliebig per Drag 'n' Drop oder Copy 'n' Paste aus anderen Dateien eingefügt werden können. Etwaige Bilder aus dem Internet werden in die Datei übernommen und mit ihr gespeichert. Wenn die Internetverbindung sehr lahm sein sollte, kann OO/LO dabei abstürzen.</text:p>
        </text:list-item>
        <text:list-item>
          <text:p text:style-name="P12">In Ubuntu kopiert LO keine Bilder und Links via copy and paste.</text:p>
        </text:list-item>
        <text:list-item>
          <text:p text:style-name="P12">Für eine bessere Darstellung sollte die Anzeige der Bereichsumrandungen abgestellt werden:</text:p>
          <text:p text:style-name="P12">OO: Extras&gt;Einstellungen&gt;OpenOffice&gt;Darstellung&gt;Bereichsumrandungen</text:p>
          <text:p text:style-name="P12">LO: </text:p>
          <text:p text:style-name="P12">Ansicht&gt;Textbegrenzungen</text:p>
          <text:list>
            <text:list-header>
              <text:p text:style-name="P15"/>
            </text:list-header>
          </text:list>
        </text:list-item>
      </text:list>
      <text:p text:style-name="P2"><text:tab/></text:p>
      <text:p text:style-name="P1"><text:span text:style-name="T6"><text:s/><text:tab/></text:span><text:span text:style-name="T3">Issues</text:span></text:p>
      <text:list xml:id="list7450587555355554966" text:style-name="L6">
        <text:list-item>
          <text:p text:style-name="P13">Der Projektordner kann nicht umbenannt und gelöscht werden. </text:p>
        </text:list-item>
        <text:list-item>
          <text:p text:style-name="P13"><text:soft-page-break/>offene/geschlossene Ansicht des Papierkorbs ist fehlerhaft.</text:p>
        </text:list-item>
      </text:list>
      <text:p text:style-name="P5"/>
      <text:h text:style-name="P16" text:outline-level="2">ToDos / Geplantes</text:h>
      <text:list xml:id="list8185367181179630295" text:style-name="L7">
        <text:list-item>
          <text:p text:style-name="P17">als weitere Tagmöglichkeit sind geplant: </text:p>
          <text:list>
            <text:list-header>
              <text:p text:style-name="P17">a) Symbole, evtl. frei vom User wählbar </text:p>
              <text:p text:style-name="P17">b) Anzeige einer klassischen Nummerierung</text:p>
            </text:list-header>
          </text:list>
        </text:list-item>
        <text:list-item>
          <text:p text:style-name="P17">langfristig: eine Verknüpfung mit einem neuen Reiter in der Sidebar, in der dann Anmerkungen zu den Ordnern und Dateien eingetragen werden könne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de" fo:country="DE"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06-17T13:55:21.20</dc:date>
    <meta:generator>OpenOffice/4.1.0$Win32 OpenOffice.org_project/410m18$Build-9764</meta:generator>
    <meta:editing-duration>PT1H13M4S</meta:editing-duration>
    <meta:editing-cycles>16</meta:editing-cycles>
    <meta:document-statistic meta:table-count="0" meta:image-count="0" meta:object-count="0" meta:page-count="3" meta:paragraph-count="37" meta:word-count="544" meta:character-count="3715"/>
  </office:meta>
</office:document-meta>
</file>